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en God Shakes the Offering Plate </text:p>
      <text:p text:style-name="P2"/>
      <text:p text:style-name="P1">Read: Matthew 6:19-21; Acts 5:1-10</text:p>
      <text:p text:style-name="P1"><text:s/></text:p>
      <text:p text:style-name="P1">Text: Matthew 6:21 “For where your treasure is, there will your heart be also.”</text:p>
      <text:p text:style-name="P1"/>
      <text:p text:style-name="P1"><text:span text:style-name="T1">Introduction:</text:span> I do not like the way that we take offerings? Sometimes a person comes into church with no money at all. They see the offering plate and are embarrassed. I’ve been in that position before. You take the plate (look away) and pass it on quickly. I’ve heard stories how in years past the offering plates were attached to a long stick, which the deacon extended half the way into the row of seats if a person tried to ignore it or did not put in enough the deacon would tap them in the chin (with the plate) and shake the plate. I think that I probably would skip church if my pockets were empty but that would not save you either for if you missed church then; the preacher would come by your house to collect.</text:p>
      <text:p text:style-name="P1"><text:s text:c="2"/>Now don’t get too excited this morning; this sermon is not about money; at least, not about giving more money; well, not exactly! I guess it is safe to say that this sermon is not about tithing. When you preach about tithing people get mad because they think that you don’t understand how hard it is to give 10%. The more that you make, the harder it is to give 10%. This sermon, today, is about God shaking the plate in front of you after you have already put your tithe in.</text:p>
      <text:p text:style-name="P1"/>
      <text:p text:style-name="P1"><text:span text:style-name="T1">I. Why wasn’t God pleased with Ananias’s gift?</text:span> This couple was not guilty of failing to tithe. They were giving extra money from income that they acquired as a result of a land sale. Why was God shaking the plate in front of them? Could it be possible that God wants more than 10%? Oh I know that they were not honest about the sale price but do you think that they actually thought they were going to deceive God? They had to know that God would know the truth. It looks as if they just wanted to look good to the other Christians or perhaps just to Peter. Could it be that God looked into their heart and recognized that they loved their money more than they loved God? Could it be that they loved the praise of men more than they loved God? Could it be the sin of idolatry?<text:tab/></text:p>
      <text:p text:style-name="P1"><text:tab/><text:tab/><text:tab/><text:tab/></text:p>
      <text:p text:style-name="P1"><text:span text:style-name="T1">II. Why did God require so much of the rich young ruler?</text:span> Luke<text:tab/></text:p>
      <text:p text:style-name="P1">18:22 “Now when Jesus heard these things, he said unto him, Yet lackest thou one thing: sell <text:span text:style-name="T2">all</text:span> that thou hast, and distribute unto the poor, and thou shalt have treasure in heaven: and come, follow me.”</text:p>
      <text:p text:style-name="P1"><text:s text:c="2"/>Does it seem to you that Jesus is asking more of this man than He asks of other believers? <text:s/>Is this some kind of new requirement? Jesus rarely talked about tithing so why does He raise this issue with a man who is eager to become His disciple? Why is 10% not good enough? </text:p>
      <text:p text:style-name="P1">Just what amount would be pleasing to God anyway?</text:p>
      <text:p text:style-name="P1"/>
      <text:p text:style-name="P1"><text:span text:style-name="T1">III. Jesus is not satisfied with <text:s/>your tithe; He wants your heart!</text:span> <text:s/>Where is the bulk of your treasure invested? Do you spend more on yourself and your needs or on Christ and His priorities? </text:p>
      <text:p text:style-name="P1"><text:s text:c="2"/>What are the bulk of your prayers prayed for? Are you asking for finances? personal healing? Are you asking for personal advancement or for your children to be successful?</text:p>
      <text:p text:style-name="P1"><text:s text:c="2"/>What is the bulk of your time spent on? Do you spend your time in prayer, the Word, and winning souls for Christ? Do you struggle to find time for prayer and Bible reading? We live in an age where people are getting rich renting movies. Many times hobbies get more cash input that the church. People spend hours preparing for and participating in scrap-book parties. We have time for Bingo, solitaire, movies, and e-mail but cannot find time for prayer, Bible, or ministry.</text:p>
      <text:p text:style-name="P1"/>
      <text:p text:style-name="P1"><text:span text:style-name="T1">IV. What are God’s priorities? </text:span>We find them in Matthew 6:33 "But seek ye first the kingdom of God, and his righteousness; and all these things shall be added unto you."</text:p>
      <text:p text:style-name="P1"><text:s text:c="2"/>I heard a preacher, on the radio say: “<text:span text:style-name="T3">We’re teaching people how to look like Christians but not how to live like Christians</text:span>.” <text:s/>Living like a Christian is simply living like Christ would have us live.</text:p>
      <text:p text:style-name="P1"><text:s text:c="2"/>A. W. Tozer said: “Never own anything.” He went on to say that it is not wrong to own houses cars etc but that “all should be turned over to God as the first claimant.” When our heart as well as our belongings belong to God then we will be not as easily upset with the loss of merely stuff.</text:p>
      <text:p text:style-name="P1"/>
      <text:p text:style-name="P1"><text:span text:style-name="T1">Conclude:</text:span> I know that this is a hard message. I suspect that some of you are saying: “When will he ever get off of the same old thing? I’m sick of hearing that God wants more than I’m giving. I will give more when I’m ready.”</text:p>
      <text:p text:style-name="P1"><text:s text:c="2"/>Here’s my answer: I will get off of this subject with you when God gets off of it with me. When He quits challenging me then I will quit challenging you. As long as He is calling us to greater service we need to be saying: “Where The Shepherd leads I will follow!”</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When God Shakes the Offering Plate </dc:title>
    <meta:initial-creator>Joel Tice</meta:initial-creator>
    <meta:creation-date>2007-03-18T03:39:00</meta:creation-date>
    <dc:creator>Joel Tice</dc:creator>
    <dc:date>2019-01-11T11:26:10.64</dc:date>
    <meta:editing-cycles>8</meta:editing-cycles>
    <meta:editing-duration>PT1H3M</meta:editing-duration>
    <meta:document-statistic meta:table-count="0" meta:image-count="0" meta:object-count="0" meta:page-count="1" meta:paragraph-count="20" meta:word-count="895" meta:character-count="4712"/>
    <meta:generator>OpenOffice/4.1.3$Win32 OpenOffice.org_project/413m1$Build-9783</meta:generator>
  </office:meta>
</office:document-meta>
</file>